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Quicksand" svg:font-family="Quicksan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80b9d" officeooo:paragraph-rsid="00180b9d" style:font-size-asian="14pt" style:font-size-complex="14pt"/>
    </style:style>
    <style:style style:name="P2" style:family="paragraph" style:parent-style-name="Standard">
      <style:text-properties fo:font-size="14pt" officeooo:rsid="00180b9d" officeooo:paragraph-rsid="00180b9d" style:font-size-asian="14pt" style:font-size-complex="14pt"/>
    </style:style>
    <style:style style:name="P3" style:family="paragraph" style:parent-style-name="Standard">
      <style:text-properties fo:font-size="14pt" officeooo:rsid="00180b9d" officeooo:paragraph-rsid="0019e604" style:font-size-asian="14pt" style:font-size-complex="14pt"/>
    </style:style>
    <style:style style:name="P4" style:family="paragraph" style:parent-style-name="Standard">
      <style:text-properties fo:font-size="14pt" officeooo:rsid="001ad9ff" officeooo:paragraph-rsid="001ad9ff" style:font-size-asian="14pt" style:font-size-complex="14pt"/>
    </style:style>
    <style:style style:name="P5" style:family="paragraph" style:parent-style-name="Standard">
      <style:text-properties fo:font-size="14pt" officeooo:rsid="001adf43" officeooo:paragraph-rsid="001adf43" style:font-size-asian="14pt" style:font-size-complex="14pt"/>
    </style:style>
    <style:style style:name="P6" style:family="paragraph" style:parent-style-name="Standard">
      <style:text-properties fo:font-size="14pt" fo:font-weight="bold" officeooo:rsid="00180b9d" officeooo:paragraph-rsid="00180b9d" style:font-size-asian="14pt" style:font-weight-asian="bold" style:font-size-complex="14pt" style:font-weight-complex="bold"/>
    </style:style>
    <style:style style:name="P7" style:family="paragraph" style:parent-style-name="Standard">
      <style:text-properties fo:font-size="14pt" fo:font-weight="bold" officeooo:rsid="001adf43" officeooo:paragraph-rsid="001adf43" style:font-size-asian="14pt" style:font-weight-asian="bold" style:font-size-complex="14pt" style:font-weight-complex="bold"/>
    </style:style>
    <style:style style:name="P8" style:family="paragraph" style:parent-style-name="Standard">
      <style:text-properties fo:font-size="14pt" fo:font-weight="normal" officeooo:rsid="001adf43" officeooo:paragraph-rsid="001adf43" style:font-size-asian="14pt" style:font-weight-asian="normal" style:font-size-complex="14pt" style:font-weight-complex="normal"/>
    </style:style>
    <style:style style:name="P9" style:family="paragraph" style:parent-style-name="Standard">
      <style:text-properties fo:font-size="14pt" style:text-underline-style="solid" style:text-underline-width="auto" style:text-underline-color="font-color" fo:font-weight="bold" officeooo:rsid="001b3164" officeooo:paragraph-rsid="001b3164" style:font-size-asian="14pt" style:font-weight-asian="bold" style:font-size-complex="14pt" style:font-weight-complex="bold"/>
    </style:style>
    <style:style style:name="P10" style:family="paragraph" style:parent-style-name="Standard" style:list-style-name="L1">
      <style:text-properties fo:font-size="14pt" officeooo:rsid="00180b9d" officeooo:paragraph-rsid="00180b9d" style:font-size-asian="14pt" style:font-size-complex="14pt"/>
    </style:style>
    <style:style style:name="P11" style:family="paragraph" style:parent-style-name="Standard" style:list-style-name="L2">
      <style:text-properties fo:font-size="14pt" officeooo:rsid="00180b9d" officeooo:paragraph-rsid="00180b9d" style:font-size-asian="14pt" style:font-size-complex="14pt"/>
    </style:style>
    <style:style style:name="P12" style:family="paragraph" style:parent-style-name="Standard" style:list-style-name="L3">
      <style:text-properties fo:font-size="14pt" officeooo:rsid="00180b9d" officeooo:paragraph-rsid="00180b9d" style:font-size-asian="14pt" style:font-size-complex="14pt"/>
    </style:style>
    <style:style style:name="P13" style:family="paragraph" style:parent-style-name="Standard" style:list-style-name="L4">
      <style:text-properties fo:font-size="14pt" officeooo:rsid="00180b9d" officeooo:paragraph-rsid="00180b9d" style:font-size-asian="14pt" style:font-size-complex="14pt"/>
    </style:style>
    <style:style style:name="P14" style:family="paragraph" style:parent-style-name="Standard">
      <style:text-properties fo:font-size="14pt" officeooo:rsid="001ad9ff" officeooo:paragraph-rsid="00180b9d" style:font-size-asian="14pt" style:font-size-complex="14pt"/>
    </style:style>
    <style:style style:name="P15" style:family="paragraph" style:parent-style-name="Standard">
      <style:text-properties fo:font-size="14pt" fo:font-weight="bold" officeooo:rsid="001adf43" officeooo:paragraph-rsid="001adf43" style:font-size-asian="14pt" style:font-weight-asian="bold" style:font-size-complex="14pt" style:font-weight-complex="bold"/>
    </style:style>
    <style:style style:name="P16" style:family="paragraph" style:parent-style-name="Standard">
      <style:text-properties fo:font-size="14pt" fo:font-weight="bold" officeooo:rsid="00180b9d" officeooo:paragraph-rsid="00180b9d" style:font-size-asian="14pt" style:font-weight-asian="bold" style:font-size-complex="14pt" style:font-weight-complex="bold"/>
    </style:style>
    <style:style style:name="P17" style:family="paragraph" style:parent-style-name="Text_20_body">
      <style:text-properties fo:font-variant="normal" fo:text-transform="none" fo:color="#000000" style:text-line-through-style="none" style:text-line-through-type="none" style:font-name="Liberation Serif" fo:font-size="14pt" fo:font-style="normal" style:text-underline-style="none" fo:font-weight="normal" officeooo:rsid="001ad9ff" officeooo:paragraph-rsid="001ad9ff" style:text-blinking="false" fo:background-color="transparent" style:font-size-asian="14pt" style:font-size-complex="14pt"/>
    </style:style>
    <style:style style:name="P18" style:family="paragraph" style:parent-style-name="Text_20_body">
      <style:text-properties style:font-name="Liberation Serif" fo:font-size="14pt" style:font-size-asian="14pt" style:font-size-complex="14pt"/>
    </style:style>
    <style:style style:name="P19" style:family="paragraph" style:parent-style-name="Text_20_body">
      <style:paragraph-properties fo:margin-left="0cm" fo:margin-right="0cm" fo:margin-top="0cm" fo:margin-bottom="0cm" style:contextual-spacing="false" fo:line-height="120%" fo:text-indent="1.27cm" style:auto-text-indent="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20"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21" style:family="paragraph" style:parent-style-name="Text_20_body">
      <style:paragraph-properties fo:margin-top="0cm" fo:margin-bottom="0cm" style:contextual-spacing="false" fo:line-height="120%" style:writing-mode="lr-tb"/>
      <style:text-properties style:font-name="Liberation Serif" fo:font-size="14pt" officeooo:paragraph-rsid="002a04e2" style:font-size-asian="14pt" style:font-size-complex="14pt"/>
    </style:style>
    <style:style style:name="T1" style:family="text">
      <style:text-properties fo:font-weight="bold" style:font-weight-asian="bold" style:font-weight-complex="bold"/>
    </style:style>
    <style:style style:name="T2" style:family="text">
      <style:text-properties officeooo:rsid="0019e604"/>
    </style:style>
    <style:style style:name="T3" style:family="text">
      <style:text-properties officeooo:rsid="001ad9ff"/>
    </style:style>
    <style:style style:name="T4" style:family="text">
      <style:text-properties officeooo:rsid="001b3164"/>
    </style:style>
    <style:style style:name="T5" style:family="text">
      <style:text-properties officeooo:rsid="00200d01"/>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Quicksand" fo:font-size="13.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3.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officeooo:rsid="002b47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REPORT </text:p>
      <text:p text:style-name="P2">3. SYSTEM ANALYSIS </text:p>
      <text:p text:style-name="P2"/>
      <text:p text:style-name="P6">3.1 Existing System </text:p>
      <text:p text:style-name="P2">In the traditional method health practitioners manually handling their day to day activities like appointment booking, rescheduling, fees collection, maintaining patients medical record etc. For this, the doctor need to provide his employees for executing all these tasks. In traditional way we need to go to hospital first and then take a receipt and then wait for the doctor to become free to service patients. This process is a time consuming and there is also no guarantee that doctor is consulting the patient. Polyclinic has been facing problems due to its paper-based appointment system, with the increase in the number of patients visiting, it has become difficult to manage the appointment system manually. Here the existing system is a manual system using which the patient needs to go the clinic manually, he needs to check the </text:p>
      <text:p text:style-name="P2">doctor list, doctor availability and book the appointment. The doctor also needs to tell the clinic management to cancel his OP on a particular date. If the patient wants to contact the doctor for some confirmation then he needs to come to the clinic again. By following this approach the clinic management people needs to store the customer information, further consultations and payment details. </text:p>
      <text:p text:style-name="P2"/>
      <text:list xml:id="list1230100793171471996" text:style-name="L1">
        <text:list-item>
          <text:p text:style-name="P10">Every patient needs to go to the clinic physically for taking the </text:p>
        </text:list-item>
      </text:list>
      <text:p text:style-name="P2">doctor appointment. </text:p>
      <text:list xml:id="list7503309965677480709" text:style-name="L2">
        <text:list-item>
          <text:p text:style-name="P11">Every doctor needs to intimate the clinic through phone/mail </text:p>
        </text:list-item>
      </text:list>
      <text:p text:style-name="P2">for his unavailability. </text:p>
      <text:list xml:id="list7641775719756649846" text:style-name="L3">
        <text:list-item>
          <text:p text:style-name="P12">Every doctor needs to store the patient disease details and </text:p>
        </text:list-item>
      </text:list>
      <text:p text:style-name="P2">medicine details. </text:p>
      <text:list xml:id="list7297842389078825218" text:style-name="L4">
        <text:list-item>
          <text:p text:style-name="P13">Generating appointment reports or patient record report is </text:p>
        </text:list-item>
      </text:list>
      <text:p text:style-name="P2">not possible.</text:p>
      <text:p text:style-name="P2"/>
      <text:p text:style-name="P6">Limitations of the existing system:- </text:p>
      <text:p text:style-name="P6"/>
      <text:p text:style-name="P2">1. Patients need to wait for a long time. </text:p>
      <text:p text:style-name="P2">2. Patients may miss their appointments due to late entry. </text:p>
      <text:p text:style-name="P2">3. Need huge paper works. </text:p>
      <text:p text:style-name="P2">4. Not much security in patient's records </text:p>
      <text:p text:style-name="P2">5. Patients can’t access their prior treatment records for </text:p>
      <text:p text:style-name="P2"><text:s text:c="3"/>consulting a new doctor. </text:p>
      <text:p text:style-name="P2">6. Doctors can’t make any sudden changes in their </text:p>
      <text:p text:style-name="P2"><text:s text:c="3"/>appointments. </text:p>
      <text:p text:style-name="P2">7. Patients can’t cancel or reschedule their appointments </text:p>
      <text:p text:style-name="P2"><text:s text:c="3"/>without a call or their physical presence at the hospital. </text:p>
      <text:p text:style-name="P2">8. There are also chances to forget about their </text:p>
      <text:p text:style-name="P2"><text:s text:c="3"/>appointments in that particular day.</text:p>
      <text:p text:style-name="P2"/>
      <text:p text:style-name="P2"><text:soft-page-break/></text:p>
      <text:p text:style-name="P2"/>
      <text:p text:style-name="P6">3.2 Proposed System </text:p>
      <text:p text:style-name="P6"/>
      <text:p text:style-name="P2">The traditional system faces many difficulties. So we introduce a new system aims to help the patients to take appointment online through internet and track their records </text:p>
      <text:p text:style-name="P2">through it. Many health practitioners and their clinics facing problems due to its paper-based appointment system. With the increase in the number of patients visiting, it has become difficult to manage the appointment system manually. Recording of </text:p>
      <text:p text:style-name="P3">appointments and creating registers by pen and paper has become a tedious task and it’s also difficult to manage huge number of patient records. The purpose of this project is to solve these complications. </text:p>
      <text:p text:style-name="P3"/>
      <text:p text:style-name="P3"><text:tab/>This proposed system which manages the complete clinic details in a single application.The users will use this system to handle all the functionalities easily. Doctors will also use the system to keep track of the patients consulting with them.The intentions of the system are to reduce over-time pay, increase the number of patients that can be treated accurately and keep all patients records safe.<text:span text:style-name="T2">I</text:span>t also helps to maintain doctor’s consultation fee, Laboratories and Testing charges automatically and maintaining the employee salary and its expenses. </text:p>
      <text:p text:style-name="P3"/>
      <text:p text:style-name="P3"><text:tab/>Online Healthcare System is Online Web based Appointment system by which patients and doctors can servicing their client. We need to just request to online healthcare system application. This Appointment System has feature to allow client for taking appointment for a doctor from there place, no need to go hospital and wait for doctor to serve you. Rescheduling is also an issue in older method, but here patient can reschedule their appointments to any other convenient available slots. </text:p>
      <text:p text:style-name="P3"/>
      <text:p text:style-name="P3"><text:tab/>The advantages of this system is not only for the patients but also for the doctors. Doctors can better manage their time by using this application. By using this application, doctor can fix his/her available time for consultation.They can add the available time, specialisation ,fees ,treatments provided ,experience details ,etc in </text:p>
      <text:p text:style-name="P2">their profile. Another benefit of doctors is that they get every day appointment list at the morning itself through emails or sms. Patients also get message alerts about their appointments so they can avoid the late entry.</text:p>
      <text:p text:style-name="P2"/>
      <text:p text:style-name="P3"><text:tab/>Another advantage from patients side is that,they can search doctors according to their location, specialisation, experience etc. It will give more user friendly experience. Another enhancement is that the records are stored digitally. For this we use cloud platform. All patients records and details are stored in cloud. So we can access it from anywhere. </text:p>
      <text:p text:style-name="P2"/>
      <text:p text:style-name="P2"/>
      <text:p text:style-name="P2"/>
      <text:p text:style-name="P2"/>
      <text:p text:style-name="P2"><text:soft-page-break/></text:p>
      <text:p text:style-name="P6">Advantages of proposed system:- </text:p>
      <text:p text:style-name="P2"/>
      <text:p text:style-name="P2">1. Clients can fix their appointments online. </text:p>
      <text:p text:style-name="P2">2. Patients waiting time in hospital can be reduced. </text:p>
      <text:p text:style-name="P2">3. Patients can reschedule and cancel their appointment. </text:p>
      <text:p text:style-name="P2">4. Doctors can better manage their time. </text:p>
      <text:p text:style-name="P2">5. Paper works almost eliminated. </text:p>
      <text:p text:style-name="P2">6. Provides more security to patients data. </text:p>
      <text:p text:style-name="P2">7. Patients can access their medical records from everywhere. </text:p>
      <text:p text:style-name="P2">8. Every doctor can intimate his unavailability from online. </text:p>
      <text:p text:style-name="P2">9. Clinics can eliminates the need of employees for appointment </text:p>
      <text:p text:style-name="P2"><text:s text:c="5"/>fixing, fees collection, record keeping etc. </text:p>
      <text:p text:style-name="P2">10.Give appointment alert sms or mail for patients as well as </text:p>
      <text:p text:style-name="P2"><text:s text:c="5"/>docto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3.3 Feasibility Study </text:p>
      <text:p text:style-name="P2"/>
      <text:p text:style-name="P6">Technical Feasibility </text:p>
      <text:p text:style-name="P2">Technical issues involved are the necessary technology existence, technical guarantees of accuracy, reliability, ease of access, data security, and aspects of future expansion. </text:p>
      <text:p text:style-name="P2"/>
      <text:p text:style-name="P2">i. The cloud based online healthcare system is capable of handling huge amount of data. </text:p>
      <text:p text:style-name="P2">ii. This web application is user friendly. It provides online appointment fixing,provides location,specialisation and experience based search for doctors.Users can access their medical records <text:span text:style-name="T2">f</text:span>rom everywhere. </text:p>
      <text:p text:style-name="P2">iii. As far as the hardware and software is concerned, this health care web application is completely liable with proper backup and security. </text:p>
      <text:p text:style-name="P2"/>
      <text:p text:style-name="P2">Hence, we can say that the proposed system is technically feasible. </text:p>
      <text:p text:style-name="P2"/>
      <text:p text:style-name="P6">Operational feasibility </text:p>
      <text:p text:style-name="P2">If the system meets the requirements of the <text:span text:style-name="T2">c</text:span>lients and doctors we can say that the system is operationally feasible. The proposed system will be beneficial only if it can be turned into a system which will meet the requirements of the<text:span text:style-name="T2">i</text:span>r client when it is developed and installed, and there is sufficient support from the users. </text:p>
      <text:p text:style-name="P2"/>
      <text:p text:style-name="P2">i. The web application will improve the total performance. </text:p>
      <text:p text:style-name="P2">ii. Customers here are the most important part of the system and the proposed system will provide them with a convenient mode of operation for them. </text:p>
      <text:p text:style-name="P2">iii. Available to the customers throughout the globe. </text:p>
      <text:p text:style-name="P2"/>
      <text:p text:style-name="P2">Hence, the proposed system is operationally feasible </text:p>
      <text:p text:style-name="P2"/>
      <text:p text:style-name="P6">Economic feasibility </text:p>
      <text:p text:style-name="P2">Economic Feasibility is the most frequently used method for evaluating the effectiveness of <text:span text:style-name="T2">a </text:span>system. The benefit of the cloudbased <text:span text:style-name="T2">o</text:span>nline healthcare application outweighs the cost then the decision is made to design and implement the system. </text:p>
      <text:p text:style-name="P2"/>
      <text:p text:style-name="P2">i. The development cost of the application is optimum. </text:p>
      <text:p text:style-name="P2">ii. The cost of hardware and software is affordable. </text:p>
      <text:p text:style-name="P2">iii. High increase in the amount of profit earned by going global. </text:p>
      <text:p text:style-name="P2">iv. Maintenance is Easy and c<text:span text:style-name="T2">h</text:span>eap. </text:p>
      <text:p text:style-name="P2"/>
      <text:p text:style-name="P2">Hence, the proposed system is economically feasible. </text:p>
      <text:p text:style-name="P2"/>
      <text:p text:style-name="P2"/>
      <text:p text:style-name="P2"/>
      <text:p text:style-name="P2"><text:soft-page-break/></text:p>
      <text:p text:style-name="P6">3.4 Actors and Roles </text:p>
      <text:p text:style-name="P6"/>
      <text:p text:style-name="P2">Administrator </text:p>
      <text:p text:style-name="P2">The administrator plays a major role in th is cloud based online global healthcare system. </text:p>
      <text:p text:style-name="P2">The administrator controls the entire database and the site. </text:p>
      <text:p text:style-name="P2">The administrator is responsible for </text:p>
      <text:p text:style-name="P2"/>
      <text:p text:style-name="P2">Doctors </text:p>
      <text:p text:style-name="P2">Doctors are the vital elements of this application.</text:p>
      <text:p text:style-name="P2">Doctors can register their profile,they can modify it,can add or delete working hospitals. </text:p>
      <text:p text:style-name="P2">Doctors can share any valuable information regarding health issues. </text:p>
      <text:p text:style-name="P2">Doctors need to answer their patients queries. </text:p>
      <text:p text:style-name="P2"/>
      <text:p text:style-name="P2">Patients </text:p>
      <text:p text:style-name="P2">Patients can register their account then through login they can fix their appointments.</text:p>
      <text:p text:style-name="P2">Also can reschedule or cancel their appointments.</text:p>
      <text:p text:style-name="P2">Patients can ask queries to their doctors. </text:p>
      <text:p text:style-name="P2"/>
      <text:p text:style-name="P2">Guest </text:p>
      <text:p text:style-name="P2">Guest users can search for doctors based on their location,experience,specialisation. </text:p>
      <text:p text:style-name="P2">They can also ask queries to docto<text:span text:style-name="T2">rs.</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text:p>
      <text:p text:style-name="P6">3.5 Business Rules </text:p>
      <text:p text:style-name="P14"/>
      <text:p text:style-name="P17"><text:bookmark text:name="docs-internal-guid-a42e325e-c5ee-3171-d0aa-9c44a0ea3fb1"/><text:tab/>Online Healthcare System is a web application for appointment booking system for doctors. Every actors in the system has a specific login to access this application. </text:p>
      <text:p text:style-name="P21"><text:span text:style-name="T9"><text:tab/></text:span></text:p>
      <text:p text:style-name="P21"><text:span text:style-name="T9"><text:tab/>Administrators will have specific register/login module where they can login and access the whole information of this application. Once they login, they need to ask for the doctors to join our application by requesting them in email invite or personally visiting every doctor in person and tell about this application which will make their work easy and timely.</text:span></text:p>
      <text:p text:style-name="P18"/>
      <text:p text:style-name="P19">Doctors also will have a separate module for Signup &amp; login process. Once they join our application they need to specify their personal details, professional details, experience and hospital details. They need to upload all their professional documents in their account to justify that they are true professionals. </text:p>
      <text:p text:style-name="P18"/>
      <text:p text:style-name="P19">Once they enter all this details administrator needs to review the details entered by the doctors and they need to approval that doctor inside our application. If the administrator didn’t approve any doctor, they won’t have any access for this application.</text:p>
      <text:p text:style-name="P18"/>
      <text:p text:style-name="P19">Once after successful approval from the administrator, doctors needs to customize their time slots for appointment, they can schedule for all days with appointment interval too ( single appointment time ).</text:p>
      <text:p text:style-name="P18"/>
      <text:p text:style-name="P19">Patients is the separate module in our application, they will have the same authentication module like the others. Once they login they can select a doctor depends upon their specialization along with the location. Once they search process is over, they can select a doctor depends upon his experience and his feedback.</text:p>
      <text:p text:style-name="P20">Patients can book their appointment as per the doctor’s availability and they can consult the doctor. </text:p>
      <text:p text:style-name="P18"/>
      <text:p text:style-name="P21"><text:span text:style-name="T9"><text:tab/></text:span></text:p>
      <text:p text:style-name="P21"/>
      <text:p text:style-name="P21"><text:soft-page-break/><text:span text:style-name="T9"><text:tab/>Both Doctors and Patients will be notified once after an appointment is successfully booked. Fee details will be available in the doctor’s detail page itself, so patients can give the fees in person itself. Doctors can reschedule/cancel an appointment depends upon his availability or his emergency issues which needs to be notified to the patients. </text:span></text:p>
      <text:p text:style-name="P18"><text:line-break/></text:p>
      <text:p text:style-name="P9">Modules</text:p>
      <text:p text:style-name="P4">This project comprises of <text:span text:style-name="T10">the following modules.</text:span></text:p>
      <text:p text:style-name="P4"/>
      <text:p text:style-name="P7">Patient Registration Menu</text:p>
      <text:p text:style-name="P5"/>
      <text:p text:style-name="P5">There is need for every new patient to register before they can access the system, a patient must have a username and password which they will use to login before they can book for medical appointment. Any patient that does not register will not be allowed to access appointment booking Menu because to login to the appointment Menu requires a username and a password. </text:p>
      <text:p text:style-name="P5"/>
      <text:p text:style-name="P5"><text:s/><text:span text:style-name="T1">Patient Activity Menu</text:span></text:p>
      <text:p text:style-name="P5"/>
      <text:p text:style-name="P5">The patient activity Menu displays the list of link of operation that a patient can perform with the system; the following are the activities a patient can perform.</text:p>
      <text:p text:style-name="P5"/>
      <text:p text:style-name="P5">• Appointment Booking</text:p>
      <text:p text:style-name="P5"/>
      <text:p text:style-name="P5">• View Appointment Report</text:p>
      <text:p text:style-name="P5"/>
      <text:p text:style-name="P5">• Log Out</text:p>
      <text:p text:style-name="P5"/>
      <text:p text:style-name="P7">Weekly Calendar</text:p>
      <text:p text:style-name="P5"/>
      <text:p text:style-name="P5">This enables the patients to book for medical appointment by clicking on the link and the above Menu will be display. This Menu enables the patient to view the calendar as scheduled by the practitioner. When a patient view this calendar then he/she will know the doctor that is available at a particular time and make his/her appointment based on the schedule. After viewing the calendar, the patient can then cli<text:span text:style-name="T5">c</text:span>k on next button to continue with the appointment.</text:p>
      <text:p text:style-name="P7"/>
      <text:p text:style-name="P7"/>
      <text:p text:style-name="P7"/>
      <text:p text:style-name="P7"/>
      <text:p text:style-name="P7"/>
      <text:p text:style-name="P7"/>
      <text:p text:style-name="P7"><text:soft-page-break/>Patient Appointment Menu</text:p>
      <text:p text:style-name="P7"/>
      <text:p text:style-name="P8">The patient appointment Menu is to allow the patient to book for medical appointment based on the calendar already viewed. All the fields provided must be entered and then clink on submit button, the output Menu will be display. The appointment output Menu shows the confirmation of the appointment already booked by a patient. The appointment will then be treated by the administrator for final confirmation, the appointment can then be approved or disapproved based on the doctor availability. The patient can also print as a confirmation for their appointment. The patient can then view the appointment status whether the appointment has been approved or not. The patient can click on the link name to view appointment report and the following Menu will be display.</text:p>
      <text:p text:style-name="P7"/>
      <text:p text:style-name="P7">Patient Report Menu</text:p>
      <text:p text:style-name="P7"/>
      <text:p text:style-name="P8">The patient report Menu <text:s/>allows the patient to view their medical report by selecting their patient ID and then click on the search button in other to view their appointment status from their account as alternative means of viewing their appointment status instead of going to their emails. This status can as well be view from their email but in other to save time, the patient status can be view directly from the user account. When the search button is click,then the output Menu will be display.</text:p>
      <text:p text:style-name="P8">The menu shows the patient appointment report where the patient can view the status of their appointment. If their appointments have been confirmed by the system administrator from the admin Menu, the status column will indicate it and a shot message will be displayed at message column. </text:p>
      <text:p text:style-name="P8"/>
      <text:p text:style-name="P7">Administrator login Menu</text:p>
      <text:p text:style-name="P8"/>
      <text:p text:style-name="P8">The administrator interface allows the administrator to be able to implement editing, inserting,deleting and to check the overall result of all registered outpatients. An administrator could be a doctor or nurse who is able to schedule appointment, generate appointment report and view the appointment report of patients that has registered all the necessary information needed. The patient has a patient identification number in order to search for the information stored in the database of the system. The information available will be displayed to the user by the system if he had entered valid registration number. </text:p>
      <text:p text:style-name="P8"><text:span text:style-name="T4">The </text:span>administrator can perform <text:s/>the following activities</text:p>
      <text:p text:style-name="P8"/>
      <text:p text:style-name="P8">• Check Appointment (Approved or Disapproved)</text:p>
      <text:p text:style-name="P8"/>
      <text:p text:style-name="P8">• Cancel Appointment</text:p>
      <text:p text:style-name="P8"/>
      <text:p text:style-name="P8">• Prepare Doctor’s Roaster</text:p>
      <text:p text:style-name="P8"/>
      <text:p text:style-name="P8">• Generate Appointment Report</text:p>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Quicksand" svg:font-family="Quicksan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9:24:45.018900322</meta:creation-date>
    <dc:date>2016-07-07T20:49:52.146286584</dc:date>
    <meta:editing-duration>PT3H6M35S</meta:editing-duration>
    <meta:editing-cycles>18</meta:editing-cycles>
    <meta:generator>LibreOffice/4.2.8.2$Linux_X86_64 LibreOffice_project/420m0$Build-2</meta:generator>
    <meta:document-statistic meta:table-count="0" meta:image-count="0" meta:object-count="0" meta:page-count="9" meta:paragraph-count="120" meta:word-count="2176" meta:character-count="13824" meta:non-whitespace-character-count="11648"/>
  </office:meta>
</office:document-meta>
</file>